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>
      <style:paragraph-properties fo:text-align="justify" style:justify-single-word="false"/>
      <style:text-properties fo:font-size="10.5pt" fo:language="en" fo:country="US" officeooo:paragraph-rsid="000c8b69" style:font-size-asian="10.5pt" style:language-asian="zh" style:country-asian="CN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fo:language="en" fo:country="US" officeooo:rsid="0013072d" officeooo:paragraph-rsid="0013072d" style:font-size-asian="10.5pt" style:language-asian="zh" style:country-asian="CN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fo:language="en" fo:country="US" officeooo:rsid="00178eb2" officeooo:paragraph-rsid="00178eb2" style:font-size-asian="10.5pt" style:language-asian="zh" style:country-asian="CN" style:font-size-complex="10.5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.5pt" fo:language="en" fo:country="US" officeooo:rsid="000af608" officeooo:paragraph-rsid="000c8b69" style:font-size-asian="10.5pt" style:language-asian="zh" style:country-asian="CN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fo:language="en" fo:country="US" officeooo:rsid="001ad545" officeooo:paragraph-rsid="001ad545" style:font-size-asian="10.5pt" style:language-asian="zh" style:country-asian="CN" style:font-size-complex="10.5pt"/>
    </style:style>
    <style:style style:name="P11" style:family="paragraph" style:parent-style-name="Standard">
      <style:paragraph-properties fo:text-align="justify" style:justify-single-word="false"/>
      <style:text-properties fo:font-size="10.5pt" fo:language="en" fo:country="US" officeooo:rsid="001ad545" officeooo:paragraph-rsid="001b485d" style:font-size-asian="10.5pt" style:language-asian="zh" style:country-asian="CN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fo:language="en" fo:country="US" officeooo:rsid="00178eb2" officeooo:paragraph-rsid="00178eb2" style:font-size-asian="10.5pt" style:language-asian="zh" style:country-asian="CN" style:font-size-complex="10.5pt"/>
    </style:style>
    <style:style style:name="P13" style:family="paragraph" style:parent-style-name="Standard">
      <style:paragraph-properties fo:text-align="justify" style:justify-single-word="false"/>
      <style:text-properties fo:font-size="10.5pt" fo:language="en" fo:country="US" officeooo:rsid="001b485d" officeooo:paragraph-rsid="001b485d" style:font-size-asian="10.5pt" style:language-asian="zh" style:country-asian="CN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language="en" fo:country="US" officeooo:rsid="001cc4de" officeooo:paragraph-rsid="001cc4de" style:font-size-asian="10.5pt" style:language-asian="zh" style:country-asian="CN" style:font-size-complex="10.5pt"/>
    </style:style>
    <style:style style:name="T1" style:family="text">
      <style:text-properties officeooo:rsid="00097d94"/>
    </style:style>
    <style:style style:name="T2" style:family="text">
      <style:text-properties officeooo:rsid="000af608"/>
    </style:style>
    <style:style style:name="T3" style:family="text">
      <style:text-properties officeooo:rsid="000c8b69"/>
    </style:style>
    <style:style style:name="T4" style:family="text">
      <style:text-properties officeooo:rsid="000d21bd"/>
    </style:style>
    <style:style style:name="T5" style:family="text">
      <style:text-properties officeooo:rsid="0010bb31"/>
    </style:style>
    <style:style style:name="T6" style:family="text">
      <style:text-properties officeooo:rsid="00120f14"/>
    </style:style>
    <style:style style:name="T7" style:family="text">
      <style:text-properties officeooo:rsid="001ad545"/>
    </style:style>
    <style:style style:name="T8" style:family="text">
      <style:text-properties officeooo:rsid="001b485d"/>
    </style:style>
    <style:style style:name="T9" style:family="text">
      <style:text-properties officeooo:rsid="001cc4de"/>
    </style:style>
    <style:style style:name="T10" style:family="text">
      <style:text-properties officeooo:rsid="001de11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《DNA计数1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<text:span text:style-name="T1">考虑对称的和不对称的，枚举第一个不对称的位置即可，化为公式后可O(log求解)。</text:span></text:p>
      <text:p text:style-name="P4"><text:tab/><text:span text:style-name="T2">DNA有3’端和5’端，也就是说DNA的一条链是有序的，双链反向平行，即一段的3’对应另一端的5’。</text:span></text:p>
      <text:p text:style-name="P10">思路1（比较麻烦）</text:p>
      <text:p text:style-name="P5"><text:tab/><text:span text:style-name="T2">我们成从左边的3’开始读和从右边的3’开始读，碱基种类相同为“对称”。</text:span></text:p>
      <text:p text:style-name="P9"><text:tab/>我们先考虑长度为偶数2n。</text:p>
      <text:p text:style-name="P4"><text:tab/><text:span text:style-name="T3">考虑整条链对称，可以考虑从左边和右边的3’同时开始枚举碱基，枚举到n之后，后面的已经根据碱基互补配对原则定好了，所以方案数是</text:span><text:span text:style-name="T3"><draw:frame draw:style-name="fr1" draw:name="对象1" text:anchor-type="as-char" svg:y="-0.437cm" svg:width="0.572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tab/><text:span text:style-name="T4">考虑枚举第一个不对称的位置，假设是第i位，那么用前面对称的方案数</text:span><text:span text:style-name="T4"><draw:frame draw:style-name="fr1" draw:name="对象2" text:anchor-type="as-char" svg:y="-0.443cm" svg:width="1.03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乘上该位两边的碱基选择的方案数</text:span><text:span text:style-name="T4"><draw:frame draw:style-name="fr1" draw:name="对象3" text:anchor-type="as-char" svg:y="-0.437cm" svg:width="0.651cm" svg:height="0.591cm" draw:z-index="3"><draw:object xlink:href="./Object 3" xlink:type="simple" xlink:show="embed" xlink:actuate="onLoad"/><draw:image xlink:href="./ObjectReplacements/Object 3" xlink:type="simple" xlink:show="embed" xlink:actuate="onLoad"/><svg:desc>公式</svg:desc></draw:frame></text:span><text:span text:style-name="T4">（因为之前的位都是对称的，两条链没有区分，所以用组合数表示无序地选2个碱基）由于之后的碱基，由于两条链已经区分，所以任何一种碱基对拜访方式都不会和其他的方式旋转同构，所以再乘上</text:span><text:span text:style-name="T4"><draw:frame draw:style-name="fr1" draw:name="对象4" text:anchor-type="as-char" svg:y="-0.443cm" svg:width="1.348cm" svg:height="0.53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tab/></text:p>
      <text:p text:style-name="P4"><text:tab/><text:span text:style-name="T5">对于长度为奇数2n+1。</text:span></text:p>
      <text:p text:style-name="P4"><text:tab/><text:span text:style-name="T5">先不考虑中间的碱基对，化为偶数长度，最后再添上。</text:span></text:p>
      <text:p text:style-name="P4"><text:tab/><text:span text:style-name="T6">对于前n个对称的，由于两条链没有区分，所以碱基对的旋转不会产生新的DNA，所以方案数是偶数对称方案数×2。</text:span></text:p>
      <text:p text:style-name="P4"><text:tab/><text:span text:style-name="T6">对于前n个里存在不对称的，直接用长度为偶数的方案数×4即可。</text:span></text:p>
      <text:p text:style-name="P6">写成公式如下</text:p>
      <text:p text:style-name="P6">偶数长度为2n</text:p>
      <text:p text:style-name="P6"><draw:frame draw:style-name="fr1" draw:name="对象5" text:anchor-type="as-char" svg:y="-2.902cm" svg:width="4.438cm" svg:height="5.68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长度为奇数</text:p>
      <text:p text:style-name="P7"><draw:frame draw:style-name="fr1" draw:name="对象6" text:anchor-type="as-char" svg:y="-1.214cm" svg:width="5.285cm" svg:height="2.277cm" draw:z-index="5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11"><text:soft-page-break/>思路<text:span text:style-name="T8">2</text:span></text:p>
      <text:p text:style-name="P13">我们发现长度奇数的DNA序列不可能完全对称，所以每条DNA有且仅有唯一的一<text:span text:style-name="T10">条链作为</text:span>最小表示，而当枚举的情况和另一条链相同时，<text:span text:style-name="T9">会且仅会重复计数1次，所以直接</text:span><text:span text:style-name="T9"><draw:frame draw:style-name="fr2" draw:name="对象7" text:anchor-type="as-char" svg:y="-0.686cm" svg:width="1.281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9">即可，至于偶数长度，可以用思路1的方法，也可以用思路1种偶数长度2n与2n+1的关系来简化推导过程。</text:span></text:p>
      <text:p text:style-name="P14"/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14T20:05:21.936000000</dc:date>
    <meta:editing-duration>PT1H55M8S</meta:editing-duration>
    <meta:generator>LibreOffice/6.0.7.3$Windows_X86_64 LibreOffice_project/dc89aa7a9eabfd848af146d5086077aeed2ae4a5</meta:generator>
    <meta:editing-cycles>22</meta:editing-cycles>
    <meta:document-statistic meta:table-count="0" meta:image-count="0" meta:object-count="7" meta:page-count="2" meta:paragraph-count="33" meta:word-count="613" meta:character-count="666" meta:non-whitespace-character-count="647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p>
      <mn>4</mn>
      <mi>n</mi>
    </msup>
    <annotation encoding="StarMath 5.0">4^n</annotation>
  </semantics>
</math>
</file>

<file path=Object 2/content.xml><?xml version="1.0" encoding="utf-8"?>
<math xmlns="http://www.w3.org/1998/Math/MathML" display="block">
  <semantics>
    <msup>
      <mn>4</mn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sup>
    <annotation encoding="StarMath 5.0">4^( i-1 )</annotation>
  </semantics>
</math>
</file>

<file path=Object 3/content.xml><?xml version="1.0" encoding="utf-8"?>
<math xmlns="http://www.w3.org/1998/Math/MathML" display="block">
  <semantics>
    <msubsup>
      <mi>C</mi>
      <mn>4</mn>
      <mn>2</mn>
    </msubsup>
    <annotation encoding="StarMath 5.0">C_{4}^{2}</annotation>
  </semantics>
</math>
</file>

<file path=Object 4/content.xml><?xml version="1.0" encoding="utf-8"?>
<math xmlns="http://www.w3.org/1998/Math/MathML" display="block">
  <semantics>
    <msup>
      <mn>4</mn>
      <mrow>
        <mo fence="true" stretchy="false">(</mo>
        <mrow>
          <mrow>
            <mn>2</mn>
            <mrow>
              <mi>n</mi>
              <mo stretchy="false">−</mo>
              <mn>2</mn>
            </mrow>
            <mi>i</mi>
          </mrow>
        </mrow>
        <mo fence="true" stretchy="false">)</mo>
      </mrow>
    </msup>
    <annotation encoding="StarMath 5.0">4^( 2n-2i )</annotation>
  </semantics>
</math>
</file>

<file path=Object 5/content.xml><?xml version="1.0" encoding="utf-8"?>
<math xmlns="http://www.w3.org/1998/Math/MathML" display="block">
  <semantics>
    <mtable>
      <mtr>
        <mtd>
          <mrow>
            <mtext> </mtext>
            <mrow>
              <msup>
                <mn>4</mn>
                <mi>n</mi>
              </msup>
              <mo stretchy="false">+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n>4</mn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</msup>
                </mrow>
                <mo stretchy="false">∗</mo>
                <msubsup>
                  <mi>C</mi>
                  <mn>4</mn>
                  <mn>2</mn>
                </msubsup>
              </mrow>
            </mrow>
            <msup>
              <mn>4</mn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2</mn>
                    </mrow>
                    <mi>i</mi>
                  </mrow>
                </mrow>
                <mo fence="true" stretchy="false">)</mo>
              </mrow>
            </msup>
          </mrow>
        </mtd>
      </mtr>
      <mtr>
        <mtd>
          <mrow>
            <mtext>=</mtext>
            <mrow>
              <msup>
                <mn>4</mn>
                <mi>n</mi>
              </msup>
              <mo stretchy="false">+</mo>
              <msubsup>
                <mi>C</mi>
                <mn>4</mn>
                <mn>2</mn>
              </msubsup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n>4</mn>
                <mrow>
                  <mo fence="true" stretchy="false">(</mo>
                  <mrow>
                    <mrow>
                      <mn>2</mn>
                      <mrow>
                        <mi>n</mi>
                        <mo stretchy="false">−</mo>
                        <mi>i</mi>
                        <mo stretchy="false">−</mo>
                        <mn>1</mn>
                      </mrow>
                    </mrow>
                  </mrow>
                  <mo fence="true" stretchy="false">)</mo>
                </mrow>
              </msup>
            </mrow>
          </mrow>
        </mtd>
      </mtr>
      <mtr>
        <mtd>
          <mrow>
            <mtext>=</mtext>
            <mrow>
              <msup>
                <mn>4</mn>
                <mi>n</mi>
              </msup>
              <mo stretchy="false">+</mo>
              <mn>6</mn>
            </mrow>
            <mrow>
              <munderover>
                <mo stretchy="false">∑</mo>
                <mrow>
                  <mi>i</mi>
                  <mo stretchy="false">=</mo>
                  <mrow>
                    <mi>n</mi>
                    <mo stretchy="false">−</mo>
                    <mn>1</mn>
                  </mrow>
                </mrow>
                <mrow>
                  <mn>2</mn>
                  <mrow>
                    <mi>n</mi>
                    <mo stretchy="false">−</mo>
                    <mn>2</mn>
                  </mrow>
                </mrow>
              </munderover>
              <msup>
                <mn>4</mn>
                <mi>i</mi>
              </msup>
            </mrow>
          </mrow>
        </mtd>
      </mtr>
      <mtr>
        <mtd>
          <mrow>
            <mtext>=</mtext>
            <mrow>
              <msup>
                <mn>4</mn>
                <mi>n</mi>
              </msup>
              <mo stretchy="false">+</mo>
              <mn>6</mn>
            </mrow>
            <mfrac>
              <mrow>
                <msup>
                  <mn>4</mn>
                  <mrow>
                    <mo fence="true" stretchy="false">(</mo>
                    <mrow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sup>
                <mo stretchy="false">−</mo>
                <msup>
                  <mn>4</mn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sup>
              </mrow>
              <mrow>
                <mn>4</mn>
                <mo stretchy="false">−</mo>
                <mn>1</mn>
              </mrow>
            </mfrac>
          </mrow>
        </mtd>
      </mtr>
      <mtr>
        <mtd>
          <mrow>
            <mtext>=</mtext>
            <mrow>
              <msup>
                <mn>2</mn>
                <mrow>
                  <mn>2</mn>
                  <mi>n</mi>
                </mrow>
              </msup>
              <mo stretchy="false">+</mo>
              <msup>
                <mn>2</mn>
                <mrow>
                  <mo fence="true" stretchy="false">(</mo>
                  <mrow>
                    <mrow>
                      <mn>4</mn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)</mo>
                </mrow>
              </msup>
              <mo stretchy="false">−</mo>
              <msup>
                <mn>2</mn>
                <mrow>
                  <mo fence="true" stretchy="false">(</mo>
                  <mrow>
                    <mrow>
                      <mn>2</mn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)</mo>
                </mrow>
              </msup>
            </mrow>
          </mrow>
        </mtd>
      </mtr>
      <mtr>
        <mtd>
          <mrow>
            <mtext>=</mtext>
            <msup>
              <mn>2</mn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1</mn>
                    </mrow>
                  </mrow>
                </mrow>
                <mo fence="true" stretchy="false">)</mo>
              </mrow>
            </msup>
            <mrow>
              <mo fence="true" stretchy="false">(</mo>
              <mrow>
                <mrow>
                  <mn>1</mn>
                  <mo stretchy="false">+</mo>
                  <msup>
                    <mn>2</mn>
                    <mrow>
                      <mn>2</mn>
                      <mi>n</mi>
                    </mrow>
                  </msup>
                </mrow>
              </mrow>
              <mo fence="true" stretchy="false">)</mo>
            </mrow>
          </mrow>
        </mtd>
      </mtr>
    </mtable>
    <annotation encoding="StarMath 5.0">" "4^n + sum from { i=1 } to { n }4 ^ ( i - 1 ) * C_4^2 4^( 2n-2i ) newline
"="4^n +  C_4^2 sum from{ i=1 } to { n } 4 ^( 2n-i-1 ) newline
"="4^n +  6 sum from{ i=n-1 } to { 2n-2 } 4 ^i newline
"="4^n + 6 { 4 ^(2n-1) - 4 ^ (n - 1) } over { 4 - 1 } newline
"="2^2n + 2^( 4n - 1) -2 ^ ( 2n - 1 ) newline
"="2^( 2n-1 )( 1+2^2n ) </annotation>
  </semantics>
</math>
</file>

<file path=Object 6/content.xml><?xml version="1.0" encoding="utf-8"?>
<math xmlns="http://www.w3.org/1998/Math/MathML" display="block">
  <semantics>
    <mtable>
      <mtr>
        <mtd>
          <mrow>
            <mtext> </mtext>
            <mrow>
              <mrow>
                <mn>2</mn>
                <mo stretchy="false">×</mo>
                <msup>
                  <mn>4</mn>
                  <mi>n</mi>
                </msup>
              </mrow>
              <mo stretchy="false">+</mo>
              <mn>4</mn>
            </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n>4</mn>
                  <mrow>
                    <mo fence="true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stretchy="false">)</mo>
                  </mrow>
                </msup>
              </mrow>
              <mo stretchy="false">∗</mo>
              <msubsup>
                <mi>C</mi>
                <mn>4</mn>
                <mn>2</mn>
              </msubsup>
            </mrow>
            <msup>
              <mn>4</mn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2</mn>
                    </mrow>
                    <mi>i</mi>
                  </mrow>
                </mrow>
                <mo fence="true" stretchy="false">)</mo>
              </mrow>
            </msup>
          </mrow>
        </mtd>
      </mtr>
      <mtr>
        <mtd>
          <mrow>
            <mtext>=</mtext>
            <mrow>
              <mrow>
                <mn>2</mn>
                <mo stretchy="false">×</mo>
                <msup>
                  <mn>2</mn>
                  <mrow>
                    <mn>2</mn>
                    <mi>n</mi>
                  </mrow>
                </msup>
              </mrow>
              <mo stretchy="false">+</mo>
              <mrow>
                <mn>4</mn>
                <mo stretchy="false">×</mo>
                <mrow>
                  <mo fence="true" stretchy="false">(</mo>
                  <mrow>
                    <mrow>
                      <msup>
                        <mn>2</mn>
                        <mrow>
                          <mo fence="true" stretchy="false">(</mo>
                          <mrow>
                            <mrow>
                              <mn>4</mn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sup>
                      <mo stretchy="false">−</mo>
                      <msup>
                        <mn>2</mn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text>=</mtext>
            <msup>
              <mn>2</mn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</msup>
          </mrow>
        </mtd>
      </mtr>
    </mtable>
    <annotation encoding="StarMath 5.0">" "2  times  4^n + 4  sum from { i=1 } to { n }4 ^ ( i - 1 ) * C_4^2 4^( 2n-2i ) newline
"="2 times 2^2n + 4 times( 2^( 4n - 1) -2 ^ ( 2n - 1 )) newline
"="2^( 4n+1 ) </annotation>
  </semantics>
</math>
</file>

<file path=Object 7/content.xml><?xml version="1.0" encoding="utf-8"?>
<math xmlns="http://www.w3.org/1998/Math/MathML" display="block">
  <semantics>
    <mfrac>
      <msup>
        <mn>4</mn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sup>
      <mn>2</mn>
    </mfrac>
    <annotation encoding="StarMath 5.0">4^( 2n+1 ) over 2</annotation>
  </semantics>
</math>
</file>